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0.8cm" fo:margin-left="0cm" fo:break-before="page" table:align="left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9.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9pt" style:font-size-asian="19pt" style:font-size-complex="19pt"/>
    </style:style>
    <style:style style:name="P2" style:family="paragraph" style:parent-style-name="Table_20_Contents">
      <style:paragraph-properties fo:text-align="start" style:justify-single-word="false"/>
      <style:text-properties fo:font-size="19pt" style:font-size-asian="19pt" style:font-size-complex="19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1</text:p>
          </table:table-cell>
          <table:table-cell table:style-name="Table1.B1" office:value-type="string">
            <text:p text:style-name="P2">Ladies and gentlemen, good afternoon. We are group 5 – and <text:span text:style-name="T3">this</text:span> is our story.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B2" office:value-type="string">
            <text:p text:style-name="P2">As you can see, we are a pretty lively bunch of vibrant individuals... and over the last 9 weeks we fused together to a colourful team...</text:p>
            <text:p text:style-name="P2">And if we are totally honest, that is what SDP is all about: building a team.</text:p>
            <text:p text:style-name="P2">Constructing a robot, that’s just a side product.</text:p>
            <text:p text:style-name="P2">However, later today we still have to show you a robot, so...</text:p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1">4</text:p>
          </table:table-cell>
          <table:table-cell table:style-name="Table1.B2" office:value-type="string">
            <text:p text:style-name="P2">Meet Holly2, an evolution of the infamous and mythical Holly robot.</text:p>
            <text:p text:style-name="P2">Holly was a robot that destroyed the SDP field three years ago.</text:p>
            <text:p text:style-name="P2">This was mainly due to its holonomic drive giving it an edge over the differentially steered competition.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2" office:value-type="string">
            <text:p text:style-name="P2">Clearly, in order to be remembered to this day, Holly must have been a powerhouse.</text:p>
            <text:p text:style-name="P2">Nevertheless, we were able to improve upon its design in a number of areas.</text:p>
            <text:p text:style-name="P2">Most notably, all omni-wheeled robots to this day, including Holly, were approximating holonomic motion.</text:p>
            <text:p text:style-name="P2">We, on the other hand, were able to implement it fully; a first in SDP.</text:p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1">6</text:p>
          </table:table-cell>
          <table:table-cell table:style-name="Table1.B2" office:value-type="string">
            <text:p text:style-name="P2">As this video demonstrates, we are able to rotate freely while moving. Previous robots could only strafe.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B2" office:value-type="string">
            <text:p text:style-name="P2">We also innovated on kicker design. We were the first team to convert the motor’s rotary motion to linear using a crank mechanism.</text:p>
            <text:p text:style-name="P2">This greatly increases our kicking punch.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B2" office:value-type="string">
            <text:p text:style-name="P2">This allowed us to perform really well in the milestones, consistently placing at the top of the class.</text:p>
            <text:p text:style-name="P2">However, the friendlies proved to be a rude awakening.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B2" office:value-type="string">
            <text:p text:style-name="P2">And even when playing against our remotely controlled dummy robot, Holly2 failed to impress.</text:p>
            <text:p text:style-name="P2"/>
            <text:p text:style-name="P2"/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1">10</text:p>
          </table:table-cell>
          <table:table-cell table:style-name="Table1.B2" office:value-type="string">
            <text:p text:style-name="P2">What were we supposed to do?</text:p>
            <text:p text:style-name="P2">Either we could continue to work on Holly2, piling hack upon fix upon patch... or, we could start anew, with a clear slate, but a semester richer in experience.</text:p>
            <text:p text:style-name="P2">Well, you all know how computer scientists like to re-write systems... well we couldn’t resist.</text:p>
          </table:table-cell>
        </table:table-row>
        <table:table-row>
          <table:table-cell table:style-name="Table1.A2" office:value-type="string">
            <text:p text:style-name="P1">11</text:p>
          </table:table-cell>
          <table:table-cell table:style-name="Table1.B2" office:value-type="string">
            <text:p text:style-name="P2">So... meet “not-Holly” - a complete rewrite done in four days... and SDP’s first robot based on robotics principles exclusively.</text:p>
          </table:table-cell>
        </table:table-row>
        <table:table-row>
          <table:table-cell table:style-name="Table1.A2" office:value-type="string">
            <text:p text:style-name="P1">12</text:p>
          </table:table-cell>
          <table:table-cell table:style-name="Table1.B2" office:value-type="string">
            <text:p text:style-name="P2">Principle #1: odometry</text:p>
            <text:p text:style-name="P2">Our robot does not reply on vision to control motion but rather maintains an internal notion of position to tell.</text:p>
            <text:p text:style-name="P2"/>
            <text:p text:style-name="P2"/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1">13</text:p>
          </table:table-cell>
          <table:table-cell table:style-name="Table1.B2" office:value-type="string">
            <text:p text:style-name="P2">Principle #2: subsumption</text:p>
            <text:p text:style-name="P2">Empowered by LeJOS libraries, we based our controller on a theoretically sound agency architecture.</text:p>
          </table:table-cell>
        </table:table-row>
        <table:table-row>
          <table:table-cell table:style-name="Table1.A2" office:value-type="string">
            <text:p text:style-name="P1">14</text:p>
          </table:table-cell>
          <table:table-cell table:style-name="Table1.B2" office:value-type="string">
            <text:p text:style-name="P2">Principle #3: don’t re-invent the wheel</text:p>
            <text:p text:style-name="P2">Our robot uses LeJOS libraries for navigation, meaning that we can focus on the “what” and leave the “how” to libraries.</text:p>
          </table:table-cell>
        </table:table-row>
        <table:table-row>
          <table:table-cell table:style-name="Table1.A2" office:value-type="string">
            <text:p text:style-name="P1">15</text:p>
          </table:table-cell>
          <table:table-cell table:style-name="Table1.B2" office:value-type="string">
            <text:p text:style-name="P2">These are our two babies – quite different but with three points in common: innovation, innovation, innovation.</text:p>
            <text:p text:style-name="P2">This afternoon, you will see one of our babies in action. Which one? Come over and find out.</text:p>
            <text:p text:style-name="P2">We are team 5. Thank you for your time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s Wolff</meta:initial-creator>
    <meta:creation-date>2013-04-02T16:47:30</meta:creation-date>
    <dc:date>2013-04-02T17:08:52</dc:date>
    <dc:creator>Clemens Wolff</dc:creator>
    <meta:editing-duration>PT21M24S</meta:editing-duration>
    <meta:editing-cycles>7</meta:editing-cycles>
    <meta:generator>LibreOffice/3.4$Unix LibreOffice_project/340m1$Build-502</meta:generator>
    <meta:document-statistic meta:table-count="1" meta:image-count="0" meta:object-count="0" meta:page-count="5" meta:paragraph-count="46" meta:word-count="458" meta:character-count="2586" meta:non-whitespace-character-count="2173"/>
  </office:meta>
</office:document-meta>
</file>